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333333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1.18cm" fo:min-width="22.04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29cm" fo:min-width="0.453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97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337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513cm" fo:min-width="17.28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9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.477cm" svg:height="1.27cm" svg:x="9.255cm" svg:y="1.317cm">
          <draw:text-box>
            <text:p text:style-name="P1">Miles High Poker!</text:p>
          </draw:text-box>
        </draw:frame>
        <draw:custom-shape draw:style-name="gr2" draw:text-style-name="P1" draw:layer="layout" svg:width="22.542cm" svg:height="11.43cm" svg:x="2.905cm" svg:y="4.175cm">
          <text:p text:style-name="P1">Community Cards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9cm" svg:height="0.962cm" svg:x="11.16cm" svg:y="3.213cm">
          <draw:text-box>
            <text:p>Game-playing area</text:p>
          </draw:text-box>
        </draw:frame>
        <draw:custom-shape draw:style-name="gr4" draw:text-style-name="P4" draw:layer="layout" svg:width="0.953cm" svg:height="2.54cm" svg:x="11.477cm" svg:y="7.0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53cm" svg:height="2.54cm" svg:x="15.287cm" svg:y="7.0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53cm" svg:height="2.54cm" svg:x="9.89cm" svg:y="7.0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53cm" svg:height="2.54cm" svg:x="13.382cm" svg:y="7.0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53cm" svg:height="2.54cm" svg:x="17.192cm" svg:y="7.032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398cm" svg:height="2.223cm" svg:x="2.904cm" svg:y="9.572cm">
          <draw:text-box>
            <text:p>Opponent Area</text:p>
          </draw:text-box>
        </draw:frame>
        <draw:frame draw:style-name="gr5" draw:text-style-name="P3" draw:layer="layout" svg:width="5.398cm" svg:height="2.223cm" svg:x="20.685cm" svg:y="9.572cm">
          <draw:text-box>
            <text:p>Opponent Area</text:p>
          </draw:text-box>
        </draw:frame>
        <draw:frame draw:style-name="gr1" draw:text-style-name="P3" draw:layer="layout" svg:width="11.113cm" svg:height="1.673cm" svg:x="8.302cm" svg:y="13.382cm">
          <draw:text-box>
            <text:p>User area, showing their cards and the actions they can make</text:p>
          </draw:text-box>
        </draw:frame>
        <draw:frame draw:style-name="gr5" draw:text-style-name="P3" draw:layer="layout" svg:width="5.398cm" svg:height="2.223cm" svg:x="4.81cm" svg:y="4.175cm">
          <draw:text-box>
            <text:p>Opponent Area</text:p>
          </draw:text-box>
        </draw:frame>
        <draw:frame draw:style-name="gr5" draw:text-style-name="P3" draw:layer="layout" svg:width="5.398cm" svg:height="2.223cm" svg:x="18.144cm" svg:y="4.175cm">
          <draw:text-box>
            <text:p>Opponent Area</text:p>
          </draw:text-box>
        </draw:frame>
        <draw:frame draw:style-name="gr6" draw:text-style-name="P6" draw:layer="layout" svg:width="2.857cm" svg:height="2.221cm" svg:x="3.54cm" svg:y="6.08cm">
          <draw:text-box>
            <text:p text:style-name="P5"><text:span text:style-name="T1">Depending on the number of players, they will be placed differently</text:span></text:p>
          </draw:text-box>
        </draw:frame>
        <draw:custom-shape draw:style-name="gr7" draw:text-style-name="P1" draw:layer="layout" svg:width="17.78cm" svg:height="2.763cm" svg:x="5.762cm" svg:y="17.827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7.145cm" svg:height="2.384cm" svg:x="6.08cm" svg:y="18.145cm">
          <draw:text-box>
            <text:p>The gameplay area is obviously the biggest focus, but below it would be a large area with text explaining the rules of poker, and how to use the website.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30T08:11:21.317255456</meta:creation-date>
    <dc:date>2026-03-30T08:33:11.741172824</dc:date>
    <meta:editing-duration>PT21M51S</meta:editing-duration>
    <meta:editing-cycles>5</meta:editing-cycles>
    <meta:generator>LibreOffice/24.2.7.2$Linux_X86_64 LibreOffice_project/420$Build-2</meta:generator>
    <meta:document-statistic meta:object-count="16"/>
  </office:meta>
</office:document-meta>
</file>